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C384D66EE6DE245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text-properties fo:language="en" fo:country="US" officeooo:rsid="00047b4c" officeooo:paragraph-rsid="00047b4c"/>
    </style:style>
    <style:style style:name="P2" style:family="paragraph" style:parent-style-name="Standard">
      <style:text-properties style:font-name="Arial" fo:language="en" fo:country="US" officeooo:rsid="00047b4c" officeooo:paragraph-rsid="00047b4c"/>
    </style:style>
    <style:style style:name="P3" style:family="paragraph" style:parent-style-name="Standard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4" style:family="paragraph" style:parent-style-name="Footer">
      <style:text-properties fo:language="en" fo:country="US" officeooo:rsid="00047b4c" officeooo:paragraph-rsid="00047b4c"/>
    </style:style>
    <style:style style:name="P5" style:family="paragraph" style:parent-style-name="Header">
      <style:text-properties fo:font-size="2pt" style:font-size-asian="1.75pt" style:font-size-complex="2pt"/>
    </style:style>
    <style:style style:name="P6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7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8" style:family="paragraph" style:parent-style-name="Standard" style:list-style-name="L1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normal" officeooo:rsid="0009613a" officeooo:paragraph-rsid="0009613a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4dca2" officeooo:paragraph-rsid="0004dca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13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9613a" fo:background-color="#000000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fcef1" fo:background-color="#000000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use-window-font-color="true" loext:opacity="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1d6" officeooo:paragraph-rsid="000a51d6" fo:background-color="transparent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420" officeooo:paragraph-rsid="000a5420" fo:background-color="transparent" style:font-weight-asian="normal" style:font-weight-complex="normal"/>
    </style:style>
    <style:style style:name="P19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6cf4" officeooo:paragraph-rsid="000b6cf4" fo:background-color="transparent" style:font-weight-asian="normal" style:font-weight-complex="normal"/>
    </style:style>
    <style:style style:name="P2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bb107" fo:background-color="transparent" style:font-weight-asian="normal" style:font-weight-complex="normal"/>
    </style:style>
    <style:style style:name="P2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d15de" fo:background-color="transparent" style:font-weight-asian="normal" style:font-weight-complex="normal"/>
    </style:style>
    <style:style style:name="P2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15de" officeooo:paragraph-rsid="000d15de" fo:background-color="transparent" style:font-weight-asian="normal" style:font-weight-complex="normal"/>
    </style:style>
    <style:style style:name="P2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732c" officeooo:paragraph-rsid="000d732c" fo:background-color="transparent" style:font-weight-asian="normal" style:font-weight-complex="normal"/>
    </style:style>
    <style:style style:name="P24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0fcef1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108ad4" fo:background-color="transparent" style:font-weight-asian="normal" style:font-weight-complex="normal"/>
    </style:style>
    <style:style style:name="P2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7f32" fo:background-color="transparent" style:font-weight-asian="normal" style:font-weight-complex="normal"/>
    </style:style>
    <style:style style:name="P27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8ad4" fo:background-color="transparent" style:font-weight-asian="normal" style:font-weight-complex="normal"/>
    </style:style>
    <style:style style:name="P28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08ad4" fo:background-color="transparent" style:font-weight-asian="normal" style:font-weight-complex="normal"/>
    </style:style>
    <style:style style:name="P29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33e94" fo:background-color="transparent" style:font-weight-asian="normal" style:font-weight-complex="normal"/>
    </style:style>
    <style:style style:name="P3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22d87" fo:background-color="transparent" style:font-weight-asian="normal" style:font-weight-complex="normal"/>
    </style:style>
    <style:style style:name="P3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33e94" officeooo:paragraph-rsid="00133e94" fo:background-color="transparent" style:font-weight-asian="normal" style:font-weight-complex="normal"/>
    </style:style>
    <style:style style:name="P3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3d47" officeooo:paragraph-rsid="000fcef1" fo:background-color="transparent" style:font-weight-asian="normal" style:font-weight-complex="normal"/>
    </style:style>
    <style:style style:name="P3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4a7a9" officeooo:paragraph-rsid="0014a7a9" fo:background-color="transparent" style:font-weight-asian="normal" style:font-weight-complex="normal"/>
    </style:style>
    <style:style style:name="P34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a51d6" fo:background-color="transparent" style:font-weight-asian="normal" style:font-weight-complex="normal"/>
    </style:style>
    <style:style style:name="P35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bb107" fo:background-color="transparent" style:font-weight-asian="normal" style:font-weight-complex="normal"/>
    </style:style>
    <style:style style:name="P36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bb107" officeooo:paragraph-rsid="000bb107" fo:background-color="transparent" style:font-weight-asian="normal" style:font-weight-complex="normal"/>
    </style:style>
    <style:style style:name="P37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08ad4" officeooo:paragraph-rsid="00108ad4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22d87" fo:background-color="transparent" style:font-weight-asian="normal" style:font-weight-complex="normal"/>
    </style:style>
    <style:style style:name="P39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33e94" fo:background-color="transparent" style:font-weight-asian="normal" style:font-weight-complex="normal"/>
    </style:style>
    <style:style style:name="P40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4a7a9" officeooo:paragraph-rsid="0014a7a9" fo:background-color="transparent" style:font-weight-asian="normal" style:font-weight-complex="normal"/>
    </style:style>
    <style:style style:name="P41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42" style:family="paragraph" style:parent-style-name="Table_20_Contents">
      <style:paragraph-properties fo:line-height="100%"/>
      <style:text-properties style:font-name="Arial"/>
    </style:style>
    <style:style style:name="P43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T1" style:family="text">
      <style:text-properties officeooo:rsid="00090d90"/>
    </style:style>
    <style:style style:name="T2" style:family="text">
      <style:text-properties officeooo:rsid="000961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09613a"/>
    </style:style>
    <style:style style:name="T6" style:family="text">
      <style:text-properties style:font-name="Courier New" officeooo:rsid="00108ad4"/>
    </style:style>
    <style:style style:name="T7" style:family="text">
      <style:text-properties style:font-name="Courier New" officeooo:rsid="00122d87"/>
    </style:style>
    <style:style style:name="T8" style:family="text">
      <style:text-properties officeooo:rsid="000bb107"/>
    </style:style>
    <style:style style:name="T9" style:family="text">
      <style:text-properties officeooo:rsid="000d15d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4dca2" style:font-style-asian="italic" style:font-style-complex="italic"/>
    </style:style>
    <style:style style:name="T12" style:family="text">
      <style:text-properties officeooo:rsid="000fcef1"/>
    </style:style>
    <style:style style:name="T13" style:family="text">
      <style:text-properties officeooo:rsid="00107f32"/>
    </style:style>
    <style:style style:name="T14" style:family="text">
      <style:text-properties officeooo:rsid="00108ad4"/>
    </style:style>
    <style:style style:name="T15" style:family="text">
      <style:text-properties officeooo:rsid="001501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list xml:id="list247359019" text:style-name="L1">
        <text:list-item>
          <text:p text:style-name="P6">RUN</text:p>
          <text:list>
            <text:list-item>
              <text:p text:style-name="P7">This application will automatically complete a set of instructions written in a script file.</text:p>
            </text:list-item>
            <text:list-item>
              <text:p text:style-name="P7">Once the RUN button is pressed, don’t touch the computer until the program is finished, unless specified otherwise by the script file.</text:p>
            </text:list-item>
            <text:list-item>
              <text:p text:style-name="P8">When the algorithm is done press ENTER.</text:p>
            </text:list-item>
          </text:list>
        </text:list-item>
      </text:list>
      <text:p text:style-name="P3"/>
      <text:list xml:id="list140312632870418" text:continue-numbering="true" text:style-name="L1">
        <text:list-item>
          <text:p text:style-name="P6">EDIT LIST</text:p>
          <text:list>
            <text:list-item>
              <text:p text:style-name="P8">There is a .csv file called “List.csv” that serves as a database. It can be useful if during the automatic procedure you need to pull data.</text:p>
            </text:list-item>
            <text:list-item>
              <text:p text:style-name="P8">Before every automation you might need to update this file, depends on what you need the program to do.</text:p>
            </text:list-item>
            <text:list-item>
              <text:p text:style-name="P8">The .csv file will be open in your local .csv file editing software such as Microsoft Excel, Libra Office, Windows Notepad, or whatever other software else you are using.</text:p>
            </text:list-item>
            <text:list-item>
              <text:p text:style-name="P8">This application do not provide you with a .csv file editing software.</text:p>
            </text:list-item>
            <text:list-item>
              <text:p text:style-name="P8"><text:span text:style-name="T1">T</text:span>his function is <text:span text:style-name="T1">optional, it might not even be necessary, depends on the script you are running on it.</text:span></text:p>
            </text:list-item>
          </text:list>
        </text:list-item>
      </text:list>
      <text:p text:style-name="P3"/>
      <text:list xml:id="list140311947153805" text:continue-numbering="true" text:style-name="L1">
        <text:list-item>
          <text:p text:style-name="P6">EDIT SCRIPT</text:p>
          <text:list>
            <text:list-item>
              <text:p text:style-name="P9">This is the most important part of Macro Maker. The script file. “script.txt” is the place where you write exactly what you want your application to do. Here is a list of possible commands:</text:p>
              <text:list>
                <text:list-item>
                  <text:p text:style-name="P13">MOUSE_POS_SET(X, Y)</text:p>
                  <text:list>
                    <text:list-item>
                      <text:p text:style-name="P15">Sets the new position of the cursor.</text:p>
                    </text:list-item>
                    <text:list-item>
                      <text:p text:style-name="P15"><text:span text:style-name="T3">X</text:span> new x cursor position.</text:p>
                    </text:list-item>
                    <text:list-item>
                      <text:p text:style-name="P15"><text:span text:style-name="T3">Y</text:span> new y cursor position.</text:p>
                    </text:list-item>
                  </text:list>
                </text:list-item>
                <text:list-item>
                  <text:p text:style-name="P13">MOUSE_CLICK(BUTTON)</text:p>
                  <text:list>
                    <text:list-item>
                      <text:p text:style-name="P16">Click a mouse button.</text:p>
                    </text:list-item>
                    <text:list-item>
                      <text:p text:style-name="P17"><text:soft-page-break/><text:span text:style-name="T3">BUTTON</text:span> possible options for this argument are: left, right, middle.</text:p>
                    </text:list-item>
                    <text:list-item>
                      <text:p text:style-name="P17">So for example, if you need to click a button on the screen you can write: <text:span text:style-name="T2"><text:line-break/></text:span><text:span text:style-name="T5">MOUSE_POS_SET(</text:span><text:span text:style-name="T4">158</text:span><text:span text:style-name="T5">,</text:span><text:span text:style-name="T4">125</text:span><text:span text:style-name="T5">)</text:span></text:p>
                      <text:p text:style-name="P34"><text:span text:style-name="T2">MOUSE_</text:span>CLICK<text:span text:style-name="T2">(</text:span>left<text:span text:style-name="T2">)</text:span></text:p>
                    </text:list-item>
                  </text:list>
                </text:list-item>
                <text:list-item>
                  <text:p text:style-name="P13">MOUSE_DOWN(BUTTON)</text:p>
                  <text:list>
                    <text:list-item>
                      <text:p text:style-name="P18">The difference between MOUSE_CLICK and MOUSE_DOWN is that MOUSE_DOWN clicks without releasing, whilst MOUSE_CLICK clicks and releases immediately.</text:p>
                    </text:list-item>
                    <text:list-item>
                      <text:p text:style-name="P18">This command together with MOUSE_UP can be used to drag and drop.</text:p>
                    </text:list-item>
                    <text:list-item>
                      <text:p text:style-name="P19"><text:span text:style-name="T3">BUTTON</text:span> see argument BUTTON for the MOUSE_CLICK command.</text:p>
                    </text:list-item>
                  </text:list>
                </text:list-item>
                <text:list-item>
                  <text:p text:style-name="P13">MOUSE_UP(BUTTON)</text:p>
                  <text:list>
                    <text:list-item>
                      <text:p text:style-name="P19">This command releases the mouse button. See MOUSE_DOWN to learn more</text:p>
                    </text:list-item>
                    <text:list-item>
                      <text:p text:style-name="P19"><text:span text:style-name="T3">BUTTON</text:span> see argument BUTTON for the MOUSE_CLICK command.</text:p>
                    </text:list-item>
                  </text:list>
                </text:list-item>
                <text:list-item>
                  <text:p text:style-name="P13">KEYBOARD_CLICK(BUTTON)</text:p>
                  <text:list>
                    <text:list-item>
                      <text:p text:style-name="P20">This command clicks a given keyboard button.</text:p>
                    </text:list-item>
                    <text:list-item>
                      <text:p text:style-name="P20"><text:span text:style-name="T3">BUTTON</text:span> this argument can take many values such as alt, shift, enter, home, esc, up, down, etc. For more information see Python library: keyboard 0.13.5.</text:p>
                    </text:list-item>
                  </text:list>
                </text:list-item>
                <text:list-item>
                  <text:p text:style-name="P13">KEYBOARD_PRESS(BUTTON)</text:p>
                  <text:list>
                    <text:list-item>
                      <text:p text:style-name="P20">Similarly to the mouse functions, this command presses (without releasing) any key on the keyboard. This can be used together with the KEYBOARD_RELEASE command to <text:soft-page-break/>click two keys at the same time. For example:<text:line-break/><text:span text:style-name="T4">KEYBOARD_PRESS</text:span><text:span text:style-name="T5">(</text:span><text:span text:style-name="T4">ctrl</text:span><text:span text:style-name="T5">)</text:span></text:p>
                      <text:p text:style-name="P35"><text:span text:style-name="T8">KEYBOARD_PRESS</text:span><text:span text:style-name="T2">(</text:span><text:span text:style-name="T8">s</text:span><text:span text:style-name="T2">)</text:span></text:p>
                      <text:p text:style-name="P36">KEYBOARD_<text:span text:style-name="T2">RELEASE(</text:span>s<text:span text:style-name="T2">)</text:span></text:p>
                      <text:p text:style-name="P35"><text:span text:style-name="T8">KEYBOARD_</text:span><text:span text:style-name="T2">RELEASE(</text:span><text:span text:style-name="T8">ctrl</text:span><text:span text:style-name="T2">)</text:span></text:p>
                    </text:list-item>
                    <text:list-item>
                      <text:p text:style-name="P21"><text:span text:style-name="T3">BUTTON </text:span><text:span text:style-name="T9">see KEYBOARD_CLICK command.</text:span></text:p>
                    </text:list-item>
                  </text:list>
                </text:list-item>
                <text:list-item>
                  <text:p text:style-name="P13">KEYBOARD_RELEASE(BUTTON)</text:p>
                  <text:list>
                    <text:list-item>
                      <text:p text:style-name="P22">This command releases a pressed keyboard button.</text:p>
                    </text:list-item>
                    <text:list-item>
                      <text:p text:style-name="P22">See more information in KEYBOARD_PRESS command.</text:p>
                    </text:list-item>
                    <text:list-item>
                      <text:p text:style-name="P21"><text:span text:style-name="T3">BUTTON </text:span><text:span text:style-name="T9">see KEYBOARD_CLICK command.</text:span></text:p>
                    </text:list-item>
                  </text:list>
                </text:list-item>
                <text:list-item>
                  <text:p text:style-name="P13">SLEEP(SECONDS)</text:p>
                  <text:list>
                    <text:list-item>
                      <text:p text:style-name="P22">Takes a pause for a given number of seconds. This can be useful if you need to let something load in the middle of the automation, for example a web page.</text:p>
                    </text:list-item>
                    <text:list-item>
                      <text:p text:style-name="P22"><text:span text:style-name="T3">SECONDS</text:span> the number of seconds to wait.</text:p>
                    </text:list-item>
                  </text:list>
                </text:list-item>
                <text:list-item>
                  <text:p text:style-name="P13">SET_ALARM()</text:p>
                  <text:list>
                    <text:list-item>
                      <text:p text:style-name="P23">This command allows the user to set an alarm when they need the automation to start (or continue) working.</text:p>
                    </text:list-item>
                    <text:list-item>
                      <text:p text:style-name="P23">The alarm command will ask the user to provide a date and time for when the alarm should go off.</text:p>
                    </text:list-item>
                    <text:list-item>
                      <text:p text:style-name="P23">Make sure that the application is open until the time the alarm is set.</text:p>
                    </text:list-item>
                  </text:list>
                </text:list-item>
                <text:list-item>
                  <text:p text:style-name="P13">INPUT(PROMPT)</text:p>
                  <text:list>
                    <text:list-item>
                      <text:p text:style-name="P24">Asks the user to input data. <text:span text:style-name="T13">It</text:span> can also be useful to display a message / warning.</text:p>
                    </text:list-item>
                    <text:list-item>
                      <text:p text:style-name="P24">PROMPT this argument is the message that displayed for the user on the console screen of the application.</text:p>
                    </text:list-item>
                    <text:list-item>
                      <text:p text:style-name="P24">Here is an example of how can this command be used:<text:line-break/><text:span text:style-name="T4">INPUT(Hello user, please make everything </text:span><text:soft-page-break/><text:span text:style-name="T4">ready and click ENTER to continue...)<text:line-break/>INPUT(Insert your birth date as YYYY-MM-DD)</text:span></text:p>
                    </text:list-item>
                  </text:list>
                </text:list-item>
                <text:list-item>
                  <text:p text:style-name="P13">LOOP(CYCLES)</text:p>
                  <text:list>
                    <text:list-item>
                      <text:p text:style-name="P26">You can run an automation in a loop X times</text:p>
                    </text:list-item>
                    <text:list-item>
                      <text:p text:style-name="P27"><text:span text:style-name="T3">CYCLES</text:span> is the number of times the loop will run until the command END_LOOP.</text:p>
                    </text:list-item>
                    <text:list-item>
                      <text:p text:style-name="P27">Th<text:span text:style-name="T14">e CYCLES</text:span> argument can <text:span text:style-name="T14">take 3 possible values:<text:line-break/>- a number 1, 2, 3, 4, …<text:line-break/>- LIST if you set argument CYCLES to LIST, the loop will go for every item in the list file List.csv<text:line-break/>- INPUTDATA if you set argument CYCLES to INPUTDATA, the user will choose how many times the loop will cycle.</text:span></text:p>
                    </text:list-item>
                  </text:list>
                </text:list-item>
                <text:list-item>
                  <text:p text:style-name="P13">END_LOOP()</text:p>
                  <text:list>
                    <text:list-item>
                      <text:p text:style-name="P28">Every loop must be completed by the END_LOOP command.</text:p>
                    </text:list-item>
                    <text:list-item>
                      <text:p text:style-name="P28">Here is an example of a loop:</text:p>
                      <text:p text:style-name="P37">LOOP(15)</text:p>
                      <text:p text:style-name="P37">MOUSE_CLICK(left)</text:p>
                      <text:p text:style-name="P29"><text:span text:style-name="T7">END_LOOP</text:span><text:span text:style-name="T4">()</text:span></text:p>
                      <text:p text:style-name="P25"><text:span text:style-name="T4">INPUT(</text:span><text:span text:style-name="T6">Set the number of times to loop)</text:span></text:p>
                      <text:p text:style-name="P37">LOOP(INPUTDATA)</text:p>
                      <text:p text:style-name="P38">MOUSE_CLICK(right)</text:p>
                      <text:p text:style-name="P39">END_LOOP()</text:p>
                      <text:p text:style-name="P30"><text:span text:style-name="T4">LOOP(</text:span><text:span text:style-name="T7">LIST</text:span><text:span text:style-name="T4">)</text:span></text:p>
                      <text:p text:style-name="P30"><text:span text:style-name="T4">MOUSE_CLICK(</text:span><text:span text:style-name="T7">middle</text:span><text:span text:style-name="T4">)</text:span></text:p>
                      <text:p text:style-name="P38">END_LOOP()</text:p>
                    </text:list-item>
                    <text:list-item>
                      <text:p text:style-name="P31">In this simple example, there are 3 loops. The first one will make the mouse click left for 15 times. The second loop will make the mouse click right for as many times as the user <text:soft-page-break/>inputs. And the third loop will make the mouse click middle for as many lines as there are in the list.</text:p>
                    </text:list-item>
                  </text:list>
                </text:list-item>
                <text:list-item>
                  <text:p text:style-name="P14">KEYBOARD_WRITE(TEXT)</text:p>
                  <text:list>
                    <text:list-item>
                      <text:p text:style-name="P32">This command will input a per-written text. This text can be given in the code or taken from the list.</text:p>
                    </text:list-item>
                    <text:list-item>
                      <text:p text:style-name="P32"><text:span text:style-name="T3">TEXT</text:span> this argument is the text the automation will write. It can be a per-written text or a list value. To make it a list value set this argument to <text:span text:style-name="T10">LSTVAL#X</text:span> where X is the column of the list you want to take information from. Another possible value can be <text:span text:style-name="T10">INPUTDATA</text:span> where the keyboard will write the user input taken from the INPUT command <text:span text:style-name="T12">(see INPUT command for more info).</text:span></text:p>
                    </text:list-item>
                    <text:list-item>
                      <text:p text:style-name="P24">Here is an example of an automation with the KEYBOARD_WRITE function.</text:p>
                    </text:list-item>
                    <text:list-item>
                      <text:p text:style-name="P33">Consider the example when the List.csv file is filled as follows:<text:line-break/><text:span text:style-name="T4">row11,row12,row13</text:span></text:p>
                      <text:p text:style-name="P40">row21,row22,row23</text:p>
                      <text:p text:style-name="P40">row31,row23,row33</text:p>
                    </text:list-item>
                    <text:list-item>
                      <text:p text:style-name="P33">Open Macro Maker.</text:p>
                    </text:list-item>
                    <text:list-item>
                      <text:p text:style-name="P33">Press 3 to EDIT SCRIPT.</text:p>
                    </text:list-item>
                    <text:list-item>
                      <text:p text:style-name="P33">Insert the following code:<text:line-break/><text:span text:style-name="T4">INPUT(Now open notepad and press ENTER to continue)<text:line-break/>SLEEP(5)<text:line-break/>LOOP(4)<text:line-break/>KEYBOARD_WRITE(Hello World)<text:line-break/>KEYBOARD_CLICK(enter)<text:line-break/>END_LOOP()<text:line-break/></text:span><text:soft-page-break/><text:span text:style-name="T4">LOOP(LIST)<text:line-break/>KEYBOARD_WRITE(From List:)<text:line-break/>KEYBOARD_CLICK(enter)<text:line-break/>KEYBOARD_WRITE(LSTVAL#0)<text:line-break/>KEYBOARD_CLICK(enter)<text:line-break/>KEYBOARD_WRITE(LSTVAL#1)<text:line-break/>KEYBOARD_CLICK(enter)<text:line-break/>KEYBOARD_WRITE(LSTVAL#2)<text:line-break/>KEYBOARD_CLICK(enter)<text:line-break/>END_LOOP()</text:span></text:p>
                    </text:list-item>
                    <text:list-item>
                      <text:p text:style-name="P33">Save and close the file.</text:p>
                    </text:list-item>
                    <text:list-item>
                      <text:p text:style-name="P33">Press ENTER to restart.</text:p>
                    </text:list-item>
                    <text:list-item>
                      <text:p text:style-name="P33">Press 1 to RUN </text:p>
                    </text:list-item>
                    <text:list-item>
                      <text:p text:style-name="P33">If you follow all the instructions correctly you are suppose to have an open notepad with the following text:<text:line-break/><text:span text:style-name="T4">Hello World</text:span></text:p>
                      <text:p text:style-name="P40">Hello World</text:p>
                      <text:p text:style-name="P40">Hello World</text:p>
                      <text:p text:style-name="P40">Hello World</text:p>
                      <text:p text:style-name="P40">From List:</text:p>
                      <text:p text:style-name="P40">row11</text:p>
                      <text:p text:style-name="P40">row12</text:p>
                      <text:p text:style-name="P40">row13</text:p>
                      <text:p text:style-name="P40">From List:</text:p>
                      <text:p text:style-name="P40">row21</text:p>
                      <text:p text:style-name="P40">row22</text:p>
                      <text:p text:style-name="P40">row23</text:p>
                      <text:p text:style-name="P40">From List:</text:p>
                      <text:p text:style-name="P40">row31</text:p>
                      <text:p text:style-name="P40">row23</text:p>
                      <text:p text:style-name="P40"><text:soft-page-break/>row33</text:p>
                      <text:p text:style-name="P40">From List:</text:p>
                      <text:p text:style-name="P40">row31</text:p>
                      <text:p text:style-name="P40">row23</text:p>
                      <text:p text:style-name="P40">row33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SETTINGS</text:p>
          <text:list>
            <text:list-item>
              <text:p text:style-name="P10">Script Location &gt; <text:span text:style-name="T15">The location of the script file</text:span></text:p>
            </text:list-item>
            <text:list-item>
              <text:p text:style-name="P11">The location will usually be in the folder where the application is:<text:line-break/><text:span text:style-name="T11">Script Location &gt; </text:span><text:span text:style-name="T10">script.txt<text:line-break/></text:span>but you may change it if you wish.</text:p>
            </text:list-item>
          </text:list>
        </text:list-item>
        <text:list-item>
          <text:p text:style-name="P6">HELP</text:p>
          <text:list>
            <text:list-item>
              <text:p text:style-name="P11">Open the help file</text:p>
            </text:list-item>
          </text:list>
        </text:list-item>
        <text:list-item>
          <text:p text:style-name="P6">EXIT</text:p>
          <text:list>
            <text:list-item>
              <text:p text:style-name="P11">Exists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525*"/>
    </style:style>
    <style:style style:name="Table1.B" style:family="table-column">
      <style:table-column-properties style:column-width="6.703cm" style:rel-column-width="3800*"/>
    </style:style>
    <style:style style:name="Table1.C" style:family="table-column">
      <style:table-column-properties style:column-width="7.608cm" style:rel-column-width="43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fo:language="en" fo:country="US" officeooo:rsid="00047b4c" officeooo:paragraph-rsid="00047b4c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381485056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C384D66EE6DE2454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381485056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Macro-Maker</text:p>
            </table:table-cell>
          </table:table-row>
          <table:table-row table:style-name="TableLine381485056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1.0</text:p>
            </table:table-cell>
          </table:table-row>
          <table:table-row table:style-name="TableLine381485056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7</text:page-number><text:s/>of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08T14:02:39.248000000</dc:date>
    <meta:editing-duration>PT1H9M46S</meta:editing-duration>
    <meta:editing-cycles>13</meta:editing-cycles>
    <meta:generator>LibreOffice/7.2.6.2$Windows_x86 LibreOffice_project/b0ec3a565991f7569a5a7f5d24fed7f52653d754</meta:generator>
    <meta:document-statistic meta:table-count="1" meta:image-count="1" meta:object-count="0" meta:page-count="7" meta:paragraph-count="120" meta:word-count="1073" meta:character-count="6674" meta:non-whitespace-character-count="5644"/>
  </office:meta>
</office:document-meta>
</file>